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d189d"/>
    </style:style>
    <style:style style:name="P2" style:family="paragraph" style:parent-style-name="Text_20_body">
      <style:text-properties officeooo:paragraph-rsid="001dc39b"/>
    </style:style>
    <style:style style:name="P3" style:family="paragraph" style:parent-style-name="Text_20_body">
      <style:text-properties officeooo:rsid="001dc39b" officeooo:paragraph-rsid="00262142"/>
    </style:style>
    <style:style style:name="P4" style:family="paragraph" style:parent-style-name="Table_20_Contents">
      <style:text-properties officeooo:rsid="001e507d" officeooo:paragraph-rsid="001e507d"/>
    </style:style>
    <style:style style:name="P5" style:family="paragraph" style:parent-style-name="Text_20_body">
      <style:text-properties officeooo:rsid="001e507d" officeooo:paragraph-rsid="001e507d"/>
    </style:style>
    <style:style style:name="P6" style:family="paragraph" style:parent-style-name="Text_20_body">
      <style:text-properties fo:font-variant="normal" fo:text-transform="none" fo:color="#333333" style:font-name="Times New Roman" fo:font-size="12pt" fo:letter-spacing="normal" fo:font-style="normal" fo:font-weight="normal" officeooo:rsid="001e507d" officeooo:paragraph-rsid="001e507d" style:font-size-asian="12pt" style:font-size-complex="12pt"/>
    </style:style>
    <style:style style:name="T1" style:family="text">
      <style:text-properties officeooo:rsid="001e507d"/>
    </style:style>
    <style:style style:name="T2" style:family="text">
      <style:text-properties fo:font-variant="normal" fo:text-transform="none" fo:color="#333333" style:font-name="Times New Roman" fo:font-size="12pt" fo:letter-spacing="normal" fo:font-style="normal" fo:font-weight="normal" officeooo:rsid="001e507d" style:font-size-asian="12pt" style:font-size-complex="12pt"/>
    </style:style>
    <style:style style:name="T3" style:family="text">
      <style:text-properties fo:font-variant="normal" fo:text-transform="none" fo:color="#333333" style:font-name="Times New Roman" fo:font-size="12pt" fo:letter-spacing="normal" fo:font-style="normal" fo:font-weight="normal" officeooo:rsid="002137d6" style:font-size-asian="12pt" style:font-size-complex="12pt"/>
    </style:style>
    <style:style style:name="T4" style:family="text">
      <style:text-properties officeooo:rsid="001dc39b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e507d"/>
    </style:style>
    <style:style style:name="T7" style:family="text">
      <style:text-properties officeooo:rsid="00262142"/>
    </style:style>
    <style:style style:name="T8" style:family="text">
      <style:text-properties style:font-name="Times New Roman"/>
    </style:style>
    <style:style style:name="T9" style:family="text">
      <style:text-properties officeooo:rsid="002137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4">Nome Scenario</text:p>
          </table:table-cell>
          <table:table-cell table:style-name="Tabella1.B1" office:value-type="string">
            <text:p text:style-name="P4">Visualizza iscritti che usufruiscono del servizio <text:span text:style-name="T9">ad hoc per disabili</text:span></text:p>
          </table:table-cell>
        </table:table-row>
        <table:table-row>
          <table:table-cell table:style-name="Tabella1.A2" office:value-type="string">
            <text:p text:style-name="P4">Istanza degli attori partecipanti</text:p>
          </table:table-cell>
          <table:table-cell table:style-name="Tabella1.B2" office:value-type="string">
            <text:p text:style-name="P4">Mario: Amministratore</text:p>
          </table:table-cell>
        </table:table-row>
        <table:table-row>
          <table:table-cell table:style-name="Tabella1.A2" office:value-type="string">
            <text:p text:style-name="P4">Flusso degli eventi</text:p>
          </table:table-cell>
          <table:table-cell table:style-name="Tabella1.B2" office:value-type="string">
            <text:p text:style-name="P5">1. Mario è l'amministratore dell'asilo Mazzetti e <text:span text:style-name="T9">vuole sapere quanti iscritti disabili ci siano nell'asilo in modo da regolarsi sul servizio adeguato da fornire</text:span></text:p>
            <text:p text:style-name="P5">2. Mario accende il pc.</text:p>
            <text:p text:style-name="P1">3.Si connette alla rete.</text:p>
            <text:p text:style-name="P1">4.Accede al sito <text:span text:style-name="T5">dell'asilo Mazzetti, </text:span><text:span text:style-name="T6">@silo</text:span><text:span text:style-name="T5">.</text:span></text:p>
            <text:p text:style-name="P2">5.<text:span text:style-name="T1">Effettua il login inserendo nick e password, rispettivamente Mario72 e 5972</text:span></text:p>
            <text:p text:style-name="P2"><text:span text:style-name="T4">6.Il sistema riconosce Mar</text:span><text:span text:style-name="T1">io come amministratore e gli permette di accedere all'area riservata alla sua categoria</text:span></text:p>
            <text:p text:style-name="P1">6.<text:span text:style-name="T4">Mar</text:span><text:span text:style-name="T1">i</text:span><text:span text:style-name="T4">o seleziona </text:span><text:span text:style-name="T1">accede all'area che gli consente di ricercare gli iscritti attraverso dei parametri e clicca su “</text:span><text:span text:style-name="T9">servizi per disabili</text:span><text:span text:style-name="T1">”</text:span></text:p>
            <text:p text:style-name="P3">7<text:span text:style-name="T7">. </text:span>Mar<text:span text:style-name="T1">i</text:span>o visualizza l'ele<text:span text:style-name="T8">nco </text:span><text:span text:style-name="T2">di tutti gli iscritti che usufruiscono del servizio </text:span><text:span text:style-name="T3">ad hoc per disabili</text:span><text:span text:style-name="T2"> </text:span></text:p>
            <text:p text:style-name="P6">8. Mario effettua il logou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00:41:13.04</meta:creation-date>
    <dc:date>2012-10-17T00:59:30.36</dc:date>
    <meta:editing-duration>P0D</meta:editing-duration>
    <meta:editing-cycles>2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4" meta:word-count="128" meta:character-count="861" meta:non-whitespace-character-count="746"/>
  </office:meta>
</office:document-meta>
</file>